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382in"/>
    </style:style>
    <style:style style:name="Table1.B" style:family="table-column">
      <style:table-column-properties style:column-width="2.0306in"/>
    </style:style>
    <style:style style:name="Table1.C" style:family="table-column">
      <style:table-column-properties style:column-width="3.8208in"/>
    </style:style>
    <style:style style:name="Table1.D" style:family="table-column">
      <style:table-column-properties style:column-width="0.5083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56abe" officeooo:paragraph-rsid="00156ab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1bc670" officeooo:paragraph-rsid="001bc670"/>
    </style:style>
    <style:style style:name="P4" style:family="paragraph" style:parent-style-name="Standard">
      <style:paragraph-properties fo:text-align="center" style:justify-single-word="false"/>
      <style:text-properties officeooo:rsid="001bc670" officeooo:paragraph-rsid="001bc67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c2308"/>
    </style:style>
    <style:style style:name="P7" style:family="paragraph" style:parent-style-name="Standard">
      <style:paragraph-properties fo:text-align="center" style:justify-single-word="false"/>
      <style:text-properties officeooo:rsid="001c2308" officeooo:paragraph-rsid="001c2308"/>
    </style:style>
    <style:style style:name="P8" style:family="paragraph" style:parent-style-name="Standard">
      <style:paragraph-properties fo:text-align="center" style:justify-single-word="false"/>
      <style:text-properties officeooo:rsid="001c2308" officeooo:paragraph-rsid="001dde5d"/>
    </style:style>
    <style:style style:name="P9" style:family="paragraph" style:parent-style-name="Standard">
      <style:paragraph-properties fo:text-align="center" style:justify-single-word="false"/>
      <style:text-properties officeooo:rsid="001dde5d" officeooo:paragraph-rsid="001dde5d"/>
    </style:style>
    <style:style style:name="P10" style:family="paragraph" style:parent-style-name="Table_20_Contents">
      <style:paragraph-properties fo:text-align="center" style:justify-single-word="false"/>
      <style:text-properties officeooo:rsid="001bc670" officeooo:paragraph-rsid="001bc670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bc670"/>
    </style:style>
    <style:style style:name="P13" style:family="paragraph" style:parent-style-name="Table_20_Contents">
      <style:paragraph-properties fo:text-align="center" style:justify-single-word="false"/>
      <style:text-properties officeooo:rsid="001c2308" officeooo:paragraph-rsid="001c2308"/>
    </style:style>
    <style:style style:name="P14" style:family="paragraph" style:parent-style-name="Table_20_Contents">
      <style:paragraph-properties fo:text-align="center" style:justify-single-word="false"/>
      <style:text-properties officeooo:rsid="001dde5d" officeooo:paragraph-rsid="001dde5d"/>
    </style:style>
    <style:style style:name="T1" style:family="text">
      <style:text-properties officeooo:rsid="0019193b"/>
    </style:style>
    <style:style style:name="T2" style:family="text">
      <style:text-properties officeooo:rsid="001c2308"/>
    </style:style>
    <style:style style:name="T3" style:family="text">
      <style:text-properties officeooo:rsid="001dde5d"/>
    </style:style>
    <style:style style:name="T4" style:family="text">
      <style:text-properties officeooo:rsid="001f39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хема базы данных.</text:p>
      <text:p text:style-name="P1"/>
      <text:p text:style-name="Standard">0 manufacturer <text:span text:style-name="T1">(пока не добавлено)</text:span></text:p>
      <text:p text:style-name="Standard">1 model</text:p>
      <text:p text:style-name="Standard">2 length</text:p>
      <text:p text:style-name="Standard">3 lwl</text:p>
      <text:p text:style-name="Standard">4 description</text:p>
      <text:p text:style-name="Standard">5 width</text:p>
      <text:p text:style-name="Standard">6 draft_max</text:p>
      <text:p text:style-name="Standard">7 draft_min</text:p>
      <text:p text:style-name="Standard">8 weight</text:p>
      <text:p text:style-name="Standard">9 keel_type</text:p>
      <text:p text:style-name="Standard">10 ballast_weight</text:p>
      <text:p text:style-name="Standard">11 steering_system</text:p>
      <text:p text:style-name="Standard">12 hull_type</text:p>
      <text:p text:style-name="Standard">13 first_built</text:p>
      <text:p text:style-name="Standard">14 last_built</text:p>
      <text:p text:style-name="Standard">15 builder</text:p>
      <text:p text:style-name="Standard">16 designer</text:p>
      <text:p text:style-name="Standard">17 linksailboatdata</text:p>
      <text:p text:style-name="Standard">18 rigging_type</text:p>
      <text:p text:style-name="Standard">19 sail_area</text:p>
      <text:p text:style-name="Standard">20 ballast_type</text:p>
      <text:p text:style-name="Standard">21 n_built</text:p>
      <text:p text:style-name="Standard">22 mast_height</text:p>
      <text:p text:style-name="Standard">23 id</text:p>
      <text:p text:style-name="Standard">24 hull_material</text:p>
      <text:p text:style-name="Standard"/>
      <text:h text:style-name="P2" text:outline-level="2">Схема базы для данных с сайта nettivene.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3110208432">
          <table:table-cell table:style-name="Table1.A1" office:value-type="string">
            <text:p text:style-name="P10">Номер</text:p>
          </table:table-cell>
          <table:table-cell table:style-name="Table1.A1" office:value-type="string">
            <text:p text:style-name="P4">Название</text:p>
          </table:table-cell>
          <table:table-cell table:style-name="Table1.A1" office:value-type="string">
            <text:p text:style-name="P10">Описание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743110208432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header</text:p>
          </table:table-cell>
          <table:table-cell table:style-name="Table1.A1" office:value-type="string">
            <text:p text:style-name="P4">Заголовок(модель указанная на сайте)</text:p>
          </table:table-cell>
          <table:table-cell table:style-name="Table1.A1" office:value-type="string">
            <text:p text:style-name="P4"/>
          </table:table-cell>
        </table:table-row>
        <table:table-row table:style-name="TableLine9474311020843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id_nettiven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743110208432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price</text:p>
          </table:table-cell>
          <table:table-cell table:style-name="Table1.A1" office:value-type="string">
            <text:p text:style-name="P10">Цена</text:p>
          </table:table-cell>
          <table:table-cell table:style-name="Table1.A1" office:value-type="string">
            <text:p text:style-name="P12"/>
          </table:table-cell>
        </table:table-row>
        <table:table-row table:style-name="TableLine94743110208432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year_prod</text:p>
          </table:table-cell>
          <table:table-cell table:style-name="Table1.A1" office:value-type="string">
            <text:p text:style-name="P10">Год изготовления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3">hull_material</text:p>
          </table:table-cell>
          <table:table-cell table:style-name="Table1.A1" office:value-type="string">
            <text:p text:style-name="P10">Материал корпус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3">length</text:p>
          </table:table-cell>
          <table:table-cell table:style-name="Table1.A1" office:value-type="string">
            <text:p text:style-name="P10">Длинн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6">width</text:p>
          </table:table-cell>
          <table:table-cell table:style-name="Table1.A1" office:value-type="string">
            <text:p text:style-name="P10">Ширин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3">draft</text:p>
          </table:table-cell>
          <table:table-cell table:style-name="Table1.A1" office:value-type="string">
            <text:p text:style-name="P10">Осадк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6">steering_system</text:p>
          </table:table-cell>
          <table:table-cell table:style-name="Table1.A1" office:value-type="string">
            <text:p text:style-name="P10">Рулевая систем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6">mast_height</text:p>
          </table:table-cell>
          <table:table-cell table:style-name="Table1.A1" office:value-type="string">
            <text:p text:style-name="P10">Высота мачты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5">Accessories</text:p>
            <text:p text:style-name="P5"/>
          </table:table-cell>
          <table:table-cell table:style-name="Table1.A1" office:value-type="string">
            <text:p text:style-name="P5">Список аксесуаров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5">Note</text:p>
            <text:p text:style-name="P5"/>
          </table:table-cell>
          <table:table-cell table:style-name="Table1.A1" office:value-type="string">
            <text:p text:style-name="P5">Текст объявления с сайта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5">Engine information</text:p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Heating_information</text:p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5">sail_informa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location</text:p>
          </table:table-cell>
          <table:table-cell table:style-name="Table1.A1" office:value-type="string">
            <text:p text:style-name="P6"><text:span text:style-name="T4">Н</text:span><text:span text:style-name="T2">азвание места</text:span></text:p>
          </table:table-cell>
          <table:table-cell table:style-name="Table1.A1" office:value-type="string">
            <text:p text:style-name="P12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coordinate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model_suggested</text:p>
          </table:table-cell>
          <table:table-cell table:style-name="Table1.A1" office:value-type="string">
            <text:p text:style-name="P9">Предполагаемая модель с sailboatdata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model_<text:span text:style-name="T3">id</text:span>_suggested</text:p>
          </table:table-cell>
          <table:table-cell table:style-name="Table1.A1" office:value-type="string">
            <text:p text:style-name="P9">Id с sailboatdata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date_added</text:p>
          </table:table-cell>
          <table:table-cell table:style-name="Table1.A1" office:value-type="string">
            <text:p text:style-name="P13">Дата добавления в базу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/>date_deleted</text:p>
          </table:table-cell>
          <table:table-cell table:style-name="Table1.A1" office:value-type="string">
            <text:p text:style-name="P13">Дата удаления, если пусто, то актуально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74311020843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date_checked</text:p>
          </table:table-cell>
          <table:table-cell table:style-name="Table1.A1" office:value-type="string">
            <text:p text:style-name="P13">Дата последней проверки актуальности</text:p>
          </table:table-cell>
          <table:table-cell table:style-name="Table1.A1" office:value-type="string">
            <text:p text:style-name="P11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5:24:35.866589603</meta:creation-date>
    <dc:date>2022-07-20T13:50:08.006210366</dc:date>
    <meta:editing-duration>PT3H39M53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81" meta:word-count="146" meta:character-count="974" meta:non-whitespace-character-count="908"/>
  </office:meta>
</office:document-meta>
</file>